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erif" fo:font-size="10pt" style:font-size-asian="10pt" style:font-size-complex="10pt"/>
    </style:style>
    <style:style style:name="P2" style:family="paragraph" style:parent-style-name="Standard">
      <style:text-properties style:font-name="DejaVu Serif" fo:font-size="10pt" fo:font-style="italic" style:font-size-asian="10pt" style:font-style-asian="italic" style:font-size-complex="10pt" style:font-style-complex="italic"/>
    </style:style>
    <style:style style:name="P3" style:family="paragraph" style:parent-style-name="Standard">
      <style:text-properties style:font-name="DejaVu Serif" fo:font-size="10pt" fo:font-weight="bold" style:font-size-asian="10pt" style:font-weight-asian="bold" style:font-size-complex="10pt" style:font-weight-complex="bold"/>
    </style:style>
    <style:style style:name="P4" style:family="paragraph" style:parent-style-name="Standard">
      <style:paragraph-properties fo:break-before="column"/>
      <style:text-properties style:font-name="DejaVu Serif" fo:font-size="10pt" fo:font-style="italic" style:font-size-asian="10pt" style:font-style-asian="italic" style:font-size-complex="10pt" style:font-style-complex="italic"/>
    </style:style>
    <style:style style:name="P5" style:family="paragraph" style:parent-style-name="Standard">
      <style:text-properties style:font-name="DejaVu Serif" fo:font-size="10pt" style:font-size-asian="10pt" style:font-size-complex="10pt"/>
    </style:style>
    <style:style style:name="P6" style:family="paragraph" style:parent-style-name="Standard" style:list-style-name="L1">
      <style:text-properties style:font-name="DejaVu Serif" fo:font-size="10pt" style:font-size-asian="10pt" style:font-size-complex="10pt"/>
    </style:style>
    <style:style style:name="P7" style:family="paragraph" style:parent-style-name="Standard" style:list-style-name="L1">
      <style:text-properties style:font-name="DejaVu Serif" fo:font-size="10pt" officeooo:paragraph-rsid="00195822" style:font-size-asian="10pt" style:font-size-complex="10pt"/>
    </style:style>
    <style:style style:name="P8" style:family="paragraph" style:parent-style-name="Standard">
      <style:text-properties style:font-name="DejaVu Serif" fo:font-size="10pt" officeooo:paragraph-rsid="00195822" style:font-size-asian="10pt" style:font-size-complex="10pt"/>
    </style:style>
    <style:style style:name="P9" style:family="paragraph" style:parent-style-name="Standard" style:list-style-name="L3">
      <style:text-properties style:font-name="DejaVu Serif" fo:font-size="10pt" officeooo:paragraph-rsid="00195822" style:font-size-asian="10pt" style:font-size-complex="10pt"/>
    </style:style>
    <style:style style:name="P10" style:family="paragraph" style:parent-style-name="Standard">
      <style:text-properties style:font-name="DejaVu Serif"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95822" style:font-style-asian="italic" style:font-style-complex="italic"/>
    </style:style>
    <style:style style:name="T4" style:family="text">
      <style:text-properties officeooo:rsid="001958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gie minori (livello 0):</text:span><text:line-break/><text:span text:style-name="T4">O<text:tab/></text:span><text:span text:style-name="T2">Luce</text:span></text:p>
      <text:p text:style-name="P1">Un oggetto che tocchi diffonderà luce divina, luminosa quanto una torcia. Non farà calore o suono, e non richiederà combustibile, ma per il resto sarà come una torcia. Puoi controllare il colore della luce. Dura fin quando sei presente.</text:p>
      <text:p text:style-name="P2"><text:span text:style-name="T4">O<text:tab/></text:span>Consacrare</text:p>
      <text:p text:style-name="P1">Acqua e cibo che tieni nelle tue mani mentre lanci la magia sono consacrate alla tua divinità. In aggiunto a essere sacre o sataniche, ora sono purificate da qualsiasi impurità o ammuffimento.</text:p>
      <text:p text:style-name="P2"><text:span text:style-name="T4">O<text:tab/></text:span>Guida</text:p>
      <text:p text:style-name="P1">Il simbolo delle tua divinità appare davanti a te e ti indica la direzione o azione che la tua divinità vorrebbe facessi prima di sparire. E' un messaggio solo visivo; non puoi realmente comunicare con la tua divinità.</text:p>
      <text:p text:style-name="P1"/>
      <text:p text:style-name="P3">Livello 1</text:p>
      <text:p text:style-name="P2"><text:span text:style-name="T4">O<text:tab/></text:span>Benedire (continuo)</text:p>
      <text:p text:style-name="P1">La tua divinità dà la sua benedizione su un combattente di tua scelta, che guadagnerà +1 ai tiri fin quando <text:span text:style-name="T4">è in combattimento</text:span>. Fin quando è attivo, hai -1 a tirare magie. </text:p>
      <text:p text:style-name="P2"><text:span text:style-name="T4">O<text:tab/></text:span>Cura Ferite Leggere</text:p>
      <text:p text:style-name="P1">Un tuo tocco rimargina le ferite e allevia le sofferenze. Cura un alleato che tocchi 1d8 danni. </text:p>
      <text:p text:style-name="P2"><text:span text:style-name="T4">O<text:tab/></text:span>Rileva allineamento</text:p>
      <text:p text:style-name="P1">Scegli un allineamento: Buono, Malvagio, Legale o Caotico. Uno dei tuoi sensi è per un momento capace di rilevare l'allineamento. Il GM ti dirà cosa c'è con quell'allineamento intorno a te. </text:p>
      <text:p text:style-name="P2"><text:span text:style-name="T4">O<text:tab/></text:span>Spaventare (continuo)</text:p>
      <text:p text:style-name="P1">Scegli un bersaglio che puoi vedere e un oggetto lì vicino. Il bersaglio avrà paura dell'oggetto fin quando la magia è mantenuta. La reazione che avranno è lasciata a loro (scappare, spaventarsi, combatterla, ecc.). Hai -1 a fare magie fin quando la magia è attiva. Non <text:span text:style-name="T4">puoi </text:span>avere come bersaglio cose con un'intelligenza minore di una animale (costrutti, non morti e simili)</text:p>
      <text:p text:style-name="P2"><text:span text:style-name="T4">O<text:tab/></text:span>Arma magica (continuo)</text:p>
      <text:p text:style-name="P1">L'arma che tieni mentre lanci la magia farà 1d4 di danni extra fin quando la magia è attiva. Hai -1 a fare magie fin quando la magia è attiva.</text:p>
      <text:p text:style-name="P1"><text:span text:style-name="T3">O<text:tab/></text:span><text:span text:style-name="T2">Santuario</text:span> </text:p>
      <text:p text:style-name="P1">Mentre fai la magia, cammina delineando il perimetro di un'area, consacrandola alla tua divinità. Fin quando sei dentro l'area scelta, sarai avvertito se qualcuno agisce con malizia (compreso agire per fare danno) nell'area scelta. Cure fatte nell'area guariscono 1d4 extra. </text:p>
      <text:p text:style-name="P1"/>
      <text:p text:style-name="P4"><text:span text:style-name="T4">O<text:tab/></text:span>Parlare con i morti</text:p>
      <text:p text:style-name="P1">Un corpo parla con te per un breve tempo. Risponderà fino a tre domande che poni al meglio delle sue conoscenze. </text:p>
      <text:p text:style-name="P1"/>
      <text:p text:style-name="P3">Livello 3</text:p>
      <text:p text:style-name="P2"><text:span text:style-name="T4">O<text:tab/></text:span>Rianimare i corpi (continuo)</text:p>
      <text:p text:style-name="P1">Invochi uno spirito rabbioso che prenderà possesso di un cadavere morto da poco e ti servirà. Crei così uno Zombi che ti obbedirà al meglio delle sue limitate abilità. Considera lo Zombi come un personaggio che ha accesso solo alle mosse base, che ha +1 a tutte le caratteristiche e 1 Punto Vita. Inoltre ha 1d4 a tua scelta di queste qualità:</text:p>
      <text:list xml:id="list330400310" text:style-name="L1">
        <text:list-item>
          <text:p text:style-name="P6">E' abile. Una caratteristica ha +2 e non +1.</text:p>
        </text:list-item>
        <text:list-item>
          <text:p text:style-name="P6">E' resistente. Ha +2 Punti Vita per livello che hai</text:p>
        </text:list-item>
        <text:list-item>
          <text:p text:style-name="P6">Ha un cervello funzionante e può eseguire compiti complessi.</text:p>
        </text:list-item>
        <text:list-item>
          <text:p text:style-name="P7">Non è così visibile che sia morto, almeno per un giorno o due.</text:p>
        </text:list-item>
      </text:list>
      <text:p text:style-name="P8">Lo Zombi esiste fin quando non è distrutto o fermi la magia. Fin quando la magia è attiva, hai -1 a lanciare magie.</text:p>
      <text:p text:style-name="P2"><text:span text:style-name="T4">O<text:tab/></text:span>Cura Ferite Moderate</text:p>
      <text:p text:style-name="P1">Fermi il sanguinamento e curi le ossa con la magia. Cura 2d8 danni a un alleato che tocchi.</text:p>
      <text:p text:style-name="P2"><text:span text:style-name="T4">O<text:tab/></text:span>Oscurità (continuo)</text:p>
      <text:p text:style-name="P1">Scegli un'area che puoi vedere: sarà riempita di una oscurità supernaturale. Hai -1 a lanciare magie fin quando è attiva.</text:p>
      <text:p text:style-name="P2"><text:span text:style-name="T4">O<text:tab/></text:span>Resurrezione</text:p>
      <text:p text:style-name="P8">Dì al GM che vuoi far risorgere un corpo la cui anima non è ancora andata nell'aldilà. La resurrezione è sempre possibile, ma il GM sceglierà una o più condizioni per ottenerla:</text:p>
      <text:list xml:id="list453048616" text:style-name="L3">
        <text:list-item>
          <text:p text:style-name="P9">Ci vorranno giorni/settimane/mesi</text:p>
        </text:list-item>
        <text:list-item>
          <text:p text:style-name="P9">dovrai chiedere aiuto a ________</text:p>
        </text:list-item>
        <text:list-item>
          <text:p text:style-name="P9">richiederà un sacco di soldi</text:p>
        </text:list-item>
        <text:list-item>
          <text:p text:style-name="P9">dovrai sacrificare ____ per ottenerla. </text:p>
        </text:list-item>
      </text:list>
      <text:p text:style-name="P8">Il GM può scegliere se far risorgere subito il corpo, ma sarà permanente solo se soddisfi le condizioni, o se le condizioni servono proprio a effettuare la resurrezione. </text:p>
      <text:p text:style-name="P1"><text:span text:style-name="T3">O<text:tab/></text:span><text:span text:style-name="T2">Paralizzare persone</text:span> </text:p>
      <text:p text:style-name="P1">Scegli una persona che vedi. Fin quando non lanci una magia o esci di scena non possono agire tranne che parlare. Questo effetto finisce istantaneamente se il bersaglio prende danno da qualsiasi fonte. </text:p>
      <text:p text:style-name="P1"/>
      <text:p text:style-name="P3">Livello 5</text:p>
      <text:p text:style-name="P2"><text:span text:style-name="T4">O<text:tab/></text:span>Rivelazioni</text:p>
      <text:p text:style-name="P1">La tua divinità risponde alle tue preghiere dandoti un momento di omniscenza. Il GM ti darà informazioni che faranno luce sulla situazione attuale. Se agisci tenendo conto di quello che ti è stato detto, prendi +1 <text:span text:style-name="T4">al prossimo tiro.</text:span></text:p>
      <text:p text:style-name="P2"><text:soft-page-break/><text:span text:style-name="T4">O<text:tab/></text:span>Cura Ferite Critiche</text:p>
      <text:p text:style-name="P1">Cura un alleato che tocchi di 3d8 danni.</text:p>
      <text:p text:style-name="P1"><text:span text:style-name="T3">O<text:tab/></text:span><text:span text:style-name="T2">Divinazione</text:span></text:p>
      <text:p text:style-name="P1">Nomina una persona, posto o cosa di cui vuoi sapere. La tua divinità ti darà una visione del bersaglio, chiara come se fossì lì vicino. </text:p>
      <text:p text:style-name="P1"><text:span text:style-name="T3">O<text:tab/></text:span><text:span text:style-name="T2">Contagio (continuo)</text:span> </text:p>
      <text:p text:style-name="P1">Scegli una creatura che puoi vedere. Fin quando non termini la magia, il bersaglio soffre di una malattia a tua scelta. Fin quando la magia è attiva, hai -1 a lanciare magie.</text:p>
      <text:p text:style-name="P2"><text:span text:style-name="T4">O<text:tab/></text:span>Parole Spirituali</text:p>
      <text:p text:style-name="P1">Con un tocco puoi parlare agli spiriti delle cose. L'oggetto toccato non-vivente risponderà a tre domande che farai al meglio che può. </text:p>
      <text:p text:style-name="P2"><text:span text:style-name="T4">O<text:tab/></text:span>Visione Perfetta (continuo)</text:p>
      <text:p text:style-name="P1">La tua vista è aperta alla vera natura delle cose che ti circondano. Il GM descriverà l'area in cui sei ignorando ogni illusione (magica o meno) o area nascosta. Fin quando è attiva, hai -1 a lanciare magie. </text:p>
      <text:p text:style-name="P2"><text:span text:style-name="T4">O<text:tab/></text:span>Intrappolare l'Anima</text:p>
      <text:p text:style-name="P1">Intrappoli l'anima di una creatura morente dentro una gemma. La creatura intrappolata è cosciente di essere prigioniera, ma potrà essere manipolata tramite magie, parlare o altri effetti. Tutte le mosse verso la creatura intrappolata sono a +1 sul tiro. Puoi liberarla quando vuoi, ma non potrai mai più ricatturarla. </text:p>
      <text:p text:style-name="P1"/>
      <text:p text:style-name="P3">Livello 7</text:p>
      <text:p text:style-name="P1"><text:span text:style-name="T3">O<text:tab/></text:span><text:span text:style-name="T2">Parola di richiamo</text:span> </text:p>
      <text:p text:style-name="P1">Scegli una parola. La prima volta che dici quella parola dopo aver lanciato questa magia, tu e i tuoi alleati che stai toccando quando lanci la magia saranno immediatamente teletrasportati nell'area dove hai lanciato la magia. Puoi solo attivare una locazione alla volta, rilanciare la magia sostituisce semplicemente la locazione con la nuova. </text:p>
      <text:p text:style-name="P2"><text:span text:style-name="T4">O<text:tab/></text:span>Guarigione miracolosa</text:p>
      <text:p text:style-name="P1">Tocca un alleato, e curagli tutti i punti ferita, riportandolo al suo massimo di punti vita.</text:p>
      <text:p text:style-name="P2"><text:span text:style-name="T4">O<text:tab/></text:span>Ferire</text:p>
      <text:p text:style-name="P1">Tocca un nemico e lo colpirai con la furia della tua divinità – fargli 2d8 danni e fatti 1d6 danni a te. Tutto il danno fatto ignora l'armatura. </text:p>
      <text:p text:style-name="P2"><text:span text:style-name="T4">O<text:tab/></text:span>Troncare (continuo)</text:p>
      <text:p text:style-name="P1">Scegli un'arto del bersaglio (come un braccio, tentacolo o ala). L'arto è magicamente troncato dal corpo, senza fare danno ma con tanto dolore. Mentre la magia è attiva, prendi -1 a tirare magie.</text:p>
      <text:p text:style-name="P2"><text:span text:style-name="T4">O<text:tab/></text:span>Marchio della Morte</text:p>
      <text:p text:style-name="P1">Scegli una creatura di cui sai il vero nome. Questa magia crea una runa permanente su una superficie che tocchi che ucciderà istantaneamente la creatura scelta se sarà letta da quest'ultima. </text:p>
      <text:p text:style-name="P2"/>
      <text:p text:style-name="P2"/>
      <text:p text:style-name="P2"><text:span text:style-name="T4">O<text:tab/></text:span>Controllare il tempo</text:p>
      <text:p text:style-name="P1">Prega per la pioggia – il solo, vento o neve. In un giorno o due, la tua divinità risponderà. Il tempo cambierà secondo il tuo desiderio, e durerà come vuoi per qualche giorno. </text:p>
      <text:p text:style-name="P1"/>
      <text:p text:style-name="P3">Livello 9</text:p>
      <text:p text:style-name="P2"><text:span text:style-name="T4">O<text:tab/></text:span>Tempesta della Vendetta</text:p>
      <text:p text:style-name="P1">La tua divinità porterà un tempo anomalo di tua scelta. Pi<text:span text:style-name="T4">o</text:span>ggia di sangue o acido, nuvole di spirito, venti così forti da alzare una casa, o qualsiasi cosa tu possa immaginare. Chiedi e sarà fatto. </text:p>
      <text:p text:style-name="P2"><text:span text:style-name="T4">O<text:tab/></text:span>Riparare</text:p>
      <text:p text:style-name="P1">Scegli un evento del passato del bersaglio. Tutti gli effetti di quell'evento, compresi danno, avvelenamenti, malattie, effetti magici e sociali saranno <text:span text:style-name="T4">annullati</text:span> e riparati. Punti Vita e debilità saranno curate. Veleni neutralizzati. Effetti magici terminati. Reputazione sociale ripristinata. </text:p>
      <text:p text:style-name="P2"><text:span text:style-name="T4">O<text:tab/></text:span>Presenza divina (continua)</text:p>
      <text:p text:style-name="P1">Ogni creatura deve chiedere permesso per essere in tua presenza, e devi dare in maniera visibile il permesso perché sia accettato. Ogni creatura senza il tuo permesso che è in tua presenza prende 1d10 danni extra ogni volta che prende danno. Mentre questa magia è attiva, hai -1 a tirare magie. </text:p>
      <text:p text:style-name="P1"><text:span text:style-name="T3">O<text:tab/></text:span><text:span text:style-name="T2">Consumare non-vita</text:span> </text:p>
      <text:p text:style-name="P1">La creatura senza mente non-morta che tocchi è immediatamente distrutta e rub<text:span text:style-name="T4">i</text:span> la sua energia negativa per curare te o il prossimo alleato che tocchi. Curi così un numero di Punti Vita pari a quanti rimanevano alla creatura distrutta.</text:p>
      <text:p text:style-name="P2"><text:span text:style-name="T4">O<text:tab/></text:span>Piaga (continua)</text:p>
      <text:p text:style-name="P1">Nomina una città, villaggio, accampamento o altro posto dove vivono persone. Fin quando la magia è attiva quel luogo sarà bersagliato da una piaga appropriata al dominio della tua divinità (cavallette, morte di tutti i primogeniti, ecc.). Fin quando la magia è attiva, hai -1 a lanciare magi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1cm" fo:margin-top="1cm" fo:margin-bottom="1cm" fo:margin-left="1cm" fo:margin-right="1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0:31:59.17</meta:creation-date>
    <dc:date>2013-02-10T18:02:12</dc:date>
    <meta:editing-duration>PT3M50S</meta:editing-duration>
    <meta:editing-cycles>2</meta:editing-cycles>
    <meta:generator>LibreOffice/3.6$Linux_X86_64 LibreOffice_project/360m1$Build-2</meta:generator>
    <meta:document-statistic meta:table-count="0" meta:image-count="0" meta:object-count="0" meta:page-count="2" meta:paragraph-count="81" meta:word-count="1354" meta:character-count="7987" meta:non-whitespace-character-count="6691"/>
  </office:meta>
</office:document-meta>
</file>